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date" office:date-value="2016-12-09" calcext:value-type="date">
            <text:p>09/12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date" office:date-value="2016-12-10" calcext:value-type="date">
            <text:p>10/12/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date" office:date-value="2016-12-11" calcext:value-type="date">
            <text:p>11/12/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date" office:date-value="2016-12-12" calcext:value-type="date">
            <text:p>12/12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3:17:27.419200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13T03:17:51.868147845</dc:date>
    <meta:editing-duration>PT13H48M46S</meta:editing-duration>
    <meta:editing-cycles>234</meta:editing-cycles>
    <meta:generator>LibreOffice/5.1.4.2$Linux_X86_64 LibreOffice_project/10m0$Build-2</meta:generator>
    <meta:document-statistic meta:table-count="3" meta:cell-count="712" meta:object-count="0"/>
  </office:meta>
</office:document-meta>
</file>